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67261" officeooo:paragraph-rsid="00067261"/>
    </style:style>
    <style:style style:name="P2" style:family="paragraph" style:parent-style-name="Standard">
      <style:text-properties officeooo:rsid="0007288e" officeooo:paragraph-rsid="0007288e"/>
    </style:style>
    <style:style style:name="P3" style:family="paragraph" style:parent-style-name="Standard">
      <style:text-properties officeooo:rsid="0008af0a" officeooo:paragraph-rsid="0008af0a"/>
    </style:style>
    <style:style style:name="P4" style:family="paragraph" style:parent-style-name="Standard">
      <style:text-properties officeooo:rsid="00097555" officeooo:paragraph-rsid="00097555"/>
    </style:style>
    <style:style style:name="P5" style:family="paragraph" style:parent-style-name="Standard">
      <style:text-properties officeooo:rsid="000b092e" officeooo:paragraph-rsid="000b092e"/>
    </style:style>
    <style:style style:name="P6" style:family="paragraph" style:parent-style-name="Standard">
      <style:text-properties officeooo:rsid="000d1ee7" officeooo:paragraph-rsid="000d1ee7"/>
    </style:style>
    <style:style style:name="P7" style:family="paragraph" style:parent-style-name="Standard">
      <style:text-properties officeooo:rsid="000d2415" officeooo:paragraph-rsid="000d2415"/>
    </style:style>
    <style:style style:name="P8" style:family="paragraph" style:parent-style-name="Text_20_body">
      <style:text-properties officeooo:rsid="000d2415" officeooo:paragraph-rsid="000d2415"/>
    </style:style>
    <style:style style:name="P9" style:family="paragraph" style:parent-style-name="Standard">
      <style:text-properties officeooo:rsid="001122e5" officeooo:paragraph-rsid="001122e5"/>
    </style:style>
    <style:style style:name="P10" style:family="paragraph" style:parent-style-name="Standard">
      <style:text-properties officeooo:rsid="0012858d" officeooo:paragraph-rsid="0012858d"/>
    </style:style>
    <style:style style:name="P11" style:family="paragraph" style:parent-style-name="Standard">
      <style:text-properties officeooo:rsid="001618c9" officeooo:paragraph-rsid="001618c9"/>
    </style:style>
    <style:style style:name="P12" style:family="paragraph" style:parent-style-name="Standard">
      <style:text-properties officeooo:rsid="0017cc26" officeooo:paragraph-rsid="0017cc26"/>
    </style:style>
    <style:style style:name="P13" style:family="paragraph" style:parent-style-name="Text_20_body" style:list-style-name="L1"/>
    <style:style style:name="P14" style:family="paragraph" style:parent-style-name="Text_20_body" style:list-style-name="L1">
      <style:paragraph-properties fo:margin-top="0cm" fo:margin-bottom="0cm" style:contextual-spacing="false"/>
    </style:style>
    <style:style style:name="P15" style:family="paragraph" style:parent-style-name="Text_20_body" style:list-style-name="L2"/>
    <style:style style:name="P16" style:family="paragraph" style:parent-style-name="Text_20_body" style:list-style-name="L2">
      <style:paragraph-properties fo:margin-top="0cm" fo:margin-bottom="0cm" style:contextual-spacing="false"/>
    </style:style>
    <style:style style:name="P17" style:family="paragraph" style:parent-style-name="Text_20_body" style:list-style-name="L3"/>
    <style:style style:name="P18" style:family="paragraph" style:parent-style-name="Text_20_body" style:list-style-name="L3">
      <style:paragraph-properties fo:margin-top="0cm" fo:margin-bottom="0cm" style:contextual-spacing="false"/>
    </style:style>
    <style:style style:name="P19" style:family="paragraph" style:parent-style-name="Text_20_body" style:list-style-name="L4"/>
    <style:style style:name="P20" style:family="paragraph" style:parent-style-name="Text_20_body" style:list-style-name="L4">
      <style:paragraph-properties fo:margin-top="0cm" fo:margin-bottom="0cm" style:contextual-spacing="false"/>
    </style:style>
    <style:style style:name="P21" style:family="paragraph" style:parent-style-name="Text_20_body" style:list-style-name="L5"/>
    <style:style style:name="P22" style:family="paragraph" style:parent-style-name="Text_20_body" style:list-style-name="L5">
      <style:paragraph-properties fo:margin-top="0cm" fo:margin-bottom="0cm" style:contextual-spacing="false"/>
    </style:style>
    <style:style style:name="P23" style:family="paragraph" style:parent-style-name="Text_20_body" style:list-style-name="L6"/>
    <style:style style:name="P24" style:family="paragraph" style:parent-style-name="Text_20_body" style:list-style-name="L6">
      <style:paragraph-properties fo:margin-top="0cm" fo:margin-bottom="0cm" style:contextual-spacing="false"/>
    </style:style>
    <style:style style:name="P25" style:family="paragraph" style:parent-style-name="Text_20_body" style:list-style-name="L7"/>
    <style:style style:name="P26" style:family="paragraph" style:parent-style-name="Text_20_body" style:list-style-name="L7">
      <style:paragraph-properties fo:margin-top="0cm" fo:margin-bottom="0cm" style:contextual-spacing="false"/>
    </style:style>
    <style:style style:name="P27" style:family="paragraph" style:parent-style-name="Text_20_body" style:list-style-name="L8"/>
    <style:style style:name="P28" style:family="paragraph" style:parent-style-name="Text_20_body" style:list-style-name="L8">
      <style:paragraph-properties fo:margin-top="0cm" fo:margin-bottom="0cm" style:contextual-spacing="false"/>
    </style:style>
    <style:style style:name="P29" style:family="paragraph" style:parent-style-name="Text_20_body" style:list-style-name="L9"/>
    <style:style style:name="P30" style:family="paragraph" style:parent-style-name="Text_20_body" style:list-style-name="L9">
      <style:paragraph-properties fo:margin-top="0cm" fo:margin-bottom="0cm" style:contextual-spacing="false"/>
    </style:style>
    <style:style style:name="P31" style:family="paragraph" style:parent-style-name="Text_20_body" style:list-style-name="L10"/>
    <style:style style:name="P32" style:family="paragraph" style:parent-style-name="Text_20_body" style:list-style-name="L10">
      <style:paragraph-properties fo:margin-top="0cm" fo:margin-bottom="0cm" style:contextual-spacing="false"/>
    </style:style>
    <style:style style:name="P33" style:family="paragraph" style:parent-style-name="Text_20_body" style:list-style-name="L11"/>
    <style:style style:name="P34" style:family="paragraph" style:parent-style-name="Text_20_body" style:list-style-name="L11">
      <style:paragraph-properties fo:margin-top="0cm" fo:margin-bottom="0cm" style:contextual-spacing="false"/>
    </style:style>
    <style:style style:name="T1" style:family="text">
      <style:text-properties officeooo:rsid="0007288e"/>
    </style:style>
    <style:style style:name="T2" style:family="text">
      <style:text-properties officeooo:rsid="0008af0a"/>
    </style:style>
    <style:style style:name="T3" style:family="text">
      <style:text-properties officeooo:rsid="0008d26f"/>
    </style:style>
    <style:style style:name="T4" style:family="text">
      <style:text-properties officeooo:rsid="00097555"/>
    </style:style>
    <style:style style:name="T5" style:family="text">
      <style:text-properties officeooo:rsid="000b76c1"/>
    </style:style>
    <style:style style:name="T6" style:family="text">
      <style:text-properties officeooo:rsid="000d2415"/>
    </style:style>
    <style:style style:name="T7" style:family="text">
      <style:text-properties officeooo:rsid="001122e5"/>
    </style:style>
    <style:style style:name="T8" style:family="text">
      <style:text-properties officeooo:rsid="0012858d"/>
    </style:style>
    <style:style style:name="T9" style:family="text">
      <style:text-properties officeooo:rsid="00147be2"/>
    </style:style>
    <style:style style:name="T10" style:family="text">
      <style:text-properties officeooo:rsid="001618c9"/>
    </style:style>
    <style:style style:name="T11" style:family="text">
      <style:text-properties officeooo:rsid="000b092e"/>
    </style:style>
    <style:style style:name="T12" style:family="text">
      <style:text-properties officeooo:rsid="0017cc26"/>
    </style:style>
    <style:style style:name="T13" style:family="text">
      <style:text-properties officeooo:rsid="001a70ec"/>
    </style:style>
    <style:style style:name="T14" style:family="text">
      <style:text-properties officeooo:rsid="001ab4fb"/>
    </style:style>
    <style:style style:name="T15" style:family="text">
      <style:text-properties officeooo:rsid="001af881"/>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ystème de recommandation : présenter produits qui matchent le plus ac utilisateur </text:p>
      <text:p text:style-name="P1">(e commerce, streaming recherche manuelle dure donc faciliter processus de recherche, filtrer produits)</text:p>
      <text:p text:style-name="P1">différent de search : s’appuie sur une requete formulée par l’user </text:p>
      <text:p text:style-name="P1"/>
      <text:p text:style-name="P1"/>
      <text:p text:style-name="P1"/>
      <text:p text:style-name="P1">Méthodes de recommandation :</text:p>
      <text:p text:style-name="P9">1 et 2 ne nécessitent pas de collecter les interactions entre user et produit</text:p>
      <text:p text:style-name="P1">1)produits les plus populaires :</text:p>
      <text:p text:style-name="P1">-recommandation qui plait à la majorité <text:span text:style-name="T7">(non personnalisé)</text:span></text:p>
      <text:p text:style-name="P1">-facile à mettre en place</text:p>
      <text:p text:style-name="P1">-pas besoin de collecter des infos sur interaction user / <text:span text:style-name="T7">produit</text:span> </text:p>
      <text:p text:style-name="P1">-<text:span text:style-name="T7">inconvénient : </text:span>pas personnalisé : boucle : plus on recommande des produits plus ils auront tendance à être acheté plus ils vont apparaître comme produits populaires</text:p>
      <text:p text:style-name="P1"/>
      <text:p text:style-name="P1">2) se baser sur le contenu <text:span text:style-name="T7">(description du produit)</text:span></text:p>
      <text:p text:style-name="P1">- <text:span text:style-name="T1">recommandations </text:span><text:span text:style-name="T7">de produits similaires</text:span><text:span text:style-name="T1"> par rapport </text:span><text:span text:style-name="T7">à leurs</text:span><text:span text:style-name="T1"> caractéristiques </text:span></text:p>
      <text:p text:style-name="P2">exemple : contenu = image du produit</text:p>
      <text:p text:style-name="P1">→ <text:span text:style-name="T1">réseau de neurone extraire représentation du produit actuelsous forme d’embeddings puis chercher les autres produits qui a la pres la plus proche du produit qu’on a acheté / ATTENTION DANS l’extraction </text:span><text:span text:style-name="T8">(il faut extraire la bonne information)</text:span><text:span text:style-name="T1">: au lieu de recommander robe recommande posture de la femme</text:span></text:p>
      <text:p text:style-name="P1"/>
      <text:p text:style-name="P1">→ <text:span text:style-name="T1">créer une notion de similarité entre les produits: </text:span></text:p>
      <text:p text:style-name="P1">- <text:span text:style-name="T1">défninr espace d’embedding : dataset que l’on construit en extrayant les représentations de chacun de nos produits du catalogue</text:span></text:p>
      <text:p text:style-name="P1">- <text:span text:style-name="T1">mesure de simiarité : </text:span><text:span text:style-name="T8">prendre un </text:span><text:span text:style-name="T1">produit dans le panier | extraire sa représentation | comparer à la représ de l’intégralité de nos embeddings (cosine similary)</text:span></text:p>
      <text:p text:style-name="P1"/>
      <text:p text:style-name="P2">cosine : privilégier ordre</text:p>
      <text:p text:style-name="P2">les autres :ordre de meme ordre de grandeur (meme quantité, meme dimension)</text:p>
      <text:p text:style-name="P2"/>
      <text:p text:style-name="P2">- pas besoin d’interactions entre users et produits du catalogue </text:p>
      <text:p text:style-name="P2">- elle scale : peu importe le nb de users elle est uniquement dépendante du nombre de produits</text:p>
      <text:p text:style-name="P2">- récupérer nv produit : <text:span text:style-name="T8">il faut juste </text:span>calculer sa représentation</text:p>
      <text:p text:style-name="P2">- <text:span text:style-name="T8">inconvénientn :</text:span>difficulté d’extraire bonne représentation (l’info qui nous intéresse)</text:p>
      <text:p text:style-name="P2">- i<text:span text:style-name="T8">nconvéninent : </text:span><text:span text:style-name="T2">représentation manuellement faite par des humains qui peuvent se tromper </text:span><text:span text:style-name="T8">(différences dans les annotations, les humains ne voient pas les choses de la même manière)</text:span></text:p>
      <text:p text:style-name="P2"/>
      <text:p text:style-name="P2"/>
      <text:p text:style-name="P2">-------------------------------------<text:span text:style-name="T8"> </text:span></text:p>
      <text:p text:style-name="P10"/>
      <text:p text:style-name="P3">1) filtrage collaboratif</text:p>
      <text:p text:style-name="P3">prédire l’intéret d’un user envers produit en fonction des interets des users qui ont ete observées sur l’intégralité <text:span text:style-name="T8">des users </text:span>de mon système </text:p>
      <text:p text:style-name="P3"/>
      <text:p text:style-name="P3"><text:span text:style-name="T8">remplir </text:span>matrice : int<text:span text:style-name="T8">e</text:span>ractions entre users et produits de mon catalogue </text:p>
      <text:p text:style-name="P3">- user based : prédire l’intérêt de l’user <text:span text:style-name="T8">u envers le produit i</text:span></text:p>
      <text:p text:style-name="P3"><text:soft-page-break/>→ trouver les utilisateurs les plus proches de lui <text:span text:style-name="T8">(chercher un voisinage U de u, kNN en définissant une distance Pearson ou cosine similarity)</text:span></text:p>
      <text:p text:style-name="P3">→ <text:span text:style-name="T8">regarder quelles notes ils ont donné pour le produit i </text:span></text:p>
      <text:p text:style-name="P3">- gestion de nvx users difficile</text:p>
      <text:p text:style-name="P3">- situation réelle : nb users &gt;&gt; <text:span text:style-name="T3">nb produits</text:span></text:p>
      <text:p text:style-name="P3"/>
      <text:p text:style-name="P3">- item based : <text:span text:style-name="T3">similarité entre les produits : </text:span><text:span text:style-name="T9">user à qui on recommande un produit en regardant la similarité avec les produits qu’il regarde en ce moment</text:span></text:p>
      <text:p text:style-name="P3">- <text:span text:style-name="T4">plus stable et on peut pré calculer nos représentations off line et quand un utilisateur vient on peut lui faire une recommandation car tout a déjà été calculé</text:span></text:p>
      <text:p text:style-name="P3">-<text:span text:style-name="T4">pénaliser sur les nouveaux items : </text:span><text:span text:style-name="T9">on va avoir du mal à recommander les produits ac lesquels l’utilisateur a peu réagi (problème fréquent sérendibité : </text:span><text:span text:style-name="T4">tendance à tjrs recommander les produits les plus populaires, mal à proposer les produits un peu plus rares</text:span><text:span text:style-name="T9">)</text:span></text:p>
      <text:p text:style-name="P4"/>
      <text:p text:style-name="P4">différentes facons de noter les interactions (feedback) : </text:p>
      <text:p text:style-name="P4">-explicite : user donne note à produit </text:p>
      <text:p text:style-name="P4">- implicite : clic sur produit/achat/ stop watching video/ retirer produit du panier</text:p>
      <text:p text:style-name="P4"/>
      <text:p text:style-name="P3">- matrix factorization :</text:p>
      <text:p text:style-name="P4">factoriser A sous forme de produit de deux matrices U (users) et V (produits) : <text:span text:style-name="T9">A = U*V</text:span></text:p>
      <text:p text:style-name="P4"/>
      <text:p text:style-name="P4">première dimension : indique si film blockbuster </text:p>
      <text:p text:style-name="P4">deuxième : public <text:s/><text:span text:style-name="T10">(enfant/adulte) </text:span></text:p>
      <text:p text:style-name="P11">on peut trouver des users / produits qui se ressemblent </text:p>
      <text:p text:style-name="P4"><text:s/>→ <text:span text:style-name="T10">trouver une bonne factorisation (U et V)<text:line-break/>1) miniser erreur entre les valeurs observées et les valeurs prédites (observed only MF) aux mêmes index : ne suffit pas car dans le cas de feedback implicite, il suffirait de remplir la matrice prédite de 1 on aurait une erreur très faible <text:s/>et pourtant on aurait donné une appétence de tous les users vers tous les produits à 1 ce qui n’est pas le cas.</text:span></text:p>
      <text:p text:style-name="P11">2) SVD : essayer de construire la matrice d’interaction. Toutefois, dans des systèmes très gros comme Netflix, on aurait bcp de users et de produits. Nbre d’interaction dominé par les non interactions entre produits et users : matrice <text:span text:style-name="T11">A très creuse car user n’interagit pas ac bcp de produits → pondérer interactions et non interactions </text:span><text:span text:style-name="T12">(objectif à optimiser : SGD ou ALS (fix <text:s/>and solve for V, fix V and solve for U et ainsi de suite)</text:span></text:p>
      <text:p text:style-name="P4"/>
      <text:p text:style-name="P5">+ ALS parallélisable : <text:span text:style-name="T12">tous les calculs peuvent être effectués offline </text:span></text:p>
      <text:p text:style-name="P5">+ prédition de chaque interaction, et des embedding : nvelles facons de représenter des objets</text:p>
      <text:p text:style-name="P5">+ représenter produits dans la niche : <text:span text:style-name="T12">good for serendipity </text:span></text:p>
      <text:p text:style-name="P5">- can’t handle new items <text:span text:style-name="T12">(recalculer matrice)</text:span></text:p>
      <text:p text:style-name="P5">- n’inclut pas ttes les infos (description du produit, <text:span text:style-name="T12">navigation)</text:span></text:p>
      <text:p text:style-name="P12">on va donc utiliser des méthodes basées du des réseaux de neurones (suite)</text:p>
      <text:p text:style-name="P3"/>
      <text:p text:style-name="P3"><text:s/>--------------------------------------------</text:p>
      <text:p text:style-name="P5">filtrage collaboratif à partir d’un réseau de neurones : <text:span text:style-name="T13">combiner infos de contexte avec du filtrage collaboratif (méthodes hybrides)</text:span></text:p>
      <text:p text:style-name="P5">- factorisation de matrice avec descente de gradient</text:p>
      <text:p text:style-name="P5">- créer dataset d’interactions : prédire ces interactions avec NN : utiliser couche d’embedding : index user → représentation vectorielle du user (paramètres du vecteur apprenables à optimiser avec GD)</text:p>
      <text:p text:style-name="P5">même chose pr l’embedding du produit</text:p>
      <text:p text:style-name="P5"><text:soft-page-break/>créer un NN qui prend en entrée les index des users et des produits , aller chercher les embeddings corresponds , produit scalaire entre représentation, <text:span text:style-name="T13">et on cherche à </text:span>réduire distance entre prédiction et interaction dans notre dataset </text:p>
      <text:p text:style-name="P5">paramètres des embeddings à mettre à jour (avec GD)</text:p>
      <text:p text:style-name="P5"/>
      <text:p text:style-name="P5">- <text:span text:style-name="T13">fonction plus complexe : multilayer perceptron : </text:span><text:s/><text:span text:style-name="T5">màj poids de la fonction qui permet de caractériser l’interaction entre user et produit et poids qui représentent users et produits (ce n’est plus un produit scalaire)</text:span></text:p>
      <text:p text:style-name="P5"/>
      <text:p text:style-name="P5"/>
      <text:p text:style-name="P6">évaluation des systèmes de recommandation </text:p>
      <text:p text:style-name="P6">offline : avant de déployer le système </text:p>
      <text:p text:style-name="P6"><text:span text:style-name="T13">prendre l’historique de nos donnéees d’interaction et les </text:span>séparer dataset test/train (test :évaluation partie postérieur dans le temps)</text:p>
      <text:p text:style-name="P6">test : produits et user vus dans train </text:p>
      <text:p text:style-name="P6">après split : choix du métrique qui dépend du type de feedback (explicit/implicit)</text:p>
      <text:p text:style-name="P6">- explicit : MAE/ RMSE <text:line-break/>si feedback binaire : precision/ recall/ f1 score</text:p>
      <text:p text:style-name="P6">- implicit : mean reciprocal rank : find first relevant recommandation rank k (parmi nos prédictions,</text:p>
      <text:p text:style-name="P6">normalized discounted cumulative gain : </text:p>
      <text:p text:style-name="P6">1- calcul gain pour chaque recommandation (cumul)</text:p>
      <text:p text:style-name="P6">2 – calcul gain cumulé pondéré en fonction de leur classement dans l’ordre de recommandation de mon système </text:p>
      <text:p text:style-name="P6">3 – ideal discounted cumulative gain : mettre en premier les gains qui comptent</text:p>
      <text:p text:style-name="P6">4 – Normalized FCG : DCG/IDCG</text:p>
      <text:p text:style-name="P6"/>
      <text:p text:style-name="P6"/>
      <text:p text:style-name="P6">problèmes offline : </text:p>
      <text:p text:style-name="P6">biais dans dataset : interactions sont biaisées (netflix accueil<text:span text:style-name="T6">)</text:span></text:p>
      <text:p text:style-name="P7">matrix d’interaction très sparse : <text:span text:style-name="T14">ne prend pas en compte le fait qu’on peut proposer des produits similaires : </text:span><text:s/>possibilité de proposer des produits très similaires non prises en compte </text:p>
      <text:p text:style-name="P7">→ compléter avec évaluation online : s’intéresser aux taux de cliques sur une recommandation / temps ou user écoute vidéo qu’on a recommandé / global revenue : recommander plus de produits mais qui sont moins chers et donc CA baisse / à quel point user investi sur le site/ A/B testing  <text:span text:style-name="T15">(seule facon de s’évaluer online)</text:span>: <text:span text:style-name="T15">prendre tout le trafic du site internet et le séparer en 2 : version avec recommandation/ sans : voir si le user revient </text:span></text:p>
      <text:p text:style-name="P7"/>
      <text:p text:style-name="P7">astuces : </text:p>
      <text:p text:style-name="P7">- faire attention à la saison / période de l’année (compulsif pendant les soldes) : màj du système de recommandation</text:p>
      <text:p text:style-name="P7">- faire attention aux bots : créent des interactions qui n’ont aucun sens (les enlver de notre ds)</text:p>
      <text:p text:style-name="P7">- stratégie de recommandation doit dépendre du contexte : proposer des produits complémentaires après choix et non des produits similaires <text:span text:style-name="T15">(selon contexte)</text:span></text:p>
      <text:p text:style-name="P7">-<text:span text:style-name="T15">positionnement de la bande de recommandation importante </text:span></text:p>
      <text:p text:style-name="P7">- <text:span text:style-name="T15">pourquoi on recommande un produit à expliquer</text:span></text:p>
      <text:p text:style-name="P7">- best sellers : option efficace </text:p>
      <text:p text:style-name="P7"/>
      <text:p text:style-name="P7"/>
      <text:p text:style-name="P7"/>
      <text:p text:style-name="P8"><text:soft-page-break/><text:span text:style-name="Strong_20_Emphasis">Systèmes de recommandation : présenter les produits les plus pertinents pour l'utilisateur</text:span></text:p>
      <text:p text:style-name="Text_20_body">Dans les domaines du e-commerce et du streaming, la recherche manuelle de produits ou de contenus peut être longue et fastidieuse. Un système de recommandation vise à faciliter ce processus en filtrant et en présentant les produits les plus susceptibles d'intéresser un utilisateur. Contrairement à une recherche classique, qui repose sur une requête explicite de l'utilisateur, un système de recommandation s'appuie sur divers modèles pour anticiper les préférences des utilisateurs.</text:p>
      <text:h text:style-name="Heading_20_2" text:outline-level="2"><text:span text:style-name="Strong_20_Emphasis">Méthodes de recommandation</text:span></text:h>
      <text:h text:style-name="Heading_20_3" text:outline-level="3"><text:span text:style-name="Strong_20_Emphasis">1. Recommandation basée sur la popularité</text:span></text:h>
      <text:p text:style-name="Text_20_body">Cette approche recommande les produits les plus populaires, c'est-à-dire ceux qui plaisent au plus grand nombre.</text:p>
      <text:list xml:id="list1634094118" text:style-name="L1">
        <text:list-item>
          <text:p text:style-name="P14"><text:span text:style-name="Strong_20_Emphasis">Avantages</text:span> : </text:p>
          <text:list>
            <text:list-item>
              <text:p text:style-name="P14">Simple à mettre en place. </text:p>
            </text:list-item>
            <text:list-item>
              <text:p text:style-name="P14">Ne nécessite pas de collecter des interactions entre les utilisateurs et les produits. </text:p>
            </text:list-item>
          </text:list>
        </text:list-item>
        <text:list-item>
          <text:p text:style-name="P14"><text:span text:style-name="Strong_20_Emphasis">Inconvénients</text:span> : </text:p>
          <text:list>
            <text:list-item>
              <text:p text:style-name="P14">Non personnalisé. </text:p>
            </text:list-item>
            <text:list-item>
              <text:p text:style-name="P13">Effet de boucle : plus un produit est recommandé, plus il est acheté, renforçant artificiellement sa popularité. </text:p>
            </text:list-item>
          </text:list>
        </text:list-item>
      </text:list>
      <text:h text:style-name="Heading_20_3" text:outline-level="3"><text:span text:style-name="Strong_20_Emphasis">2. Recommandation basée sur le contenu</text:span></text:h>
      <text:p text:style-name="Text_20_body">Cette méthode repose sur la description du produit (textuelle, visuelle, etc.) pour recommander des produits similaires.</text:p>
      <text:list xml:id="list2575889841" text:style-name="L2">
        <text:list-item>
          <text:p text:style-name="P16"><text:span text:style-name="Strong_20_Emphasis">Exemple</text:span> : </text:p>
          <text:list>
            <text:list-item>
              <text:p text:style-name="P16">Pour des images de produits, un réseau de neurones extrait une représentation sous forme d'embeddings. </text:p>
            </text:list-item>
            <text:list-item>
              <text:p text:style-name="P16">Les produits les plus proches dans cet espace d'embedding sont recommandés. </text:p>
            </text:list-item>
          </text:list>
        </text:list-item>
        <text:list-item>
          <text:p text:style-name="P16"><text:span text:style-name="Strong_20_Emphasis">Défis</text:span> : </text:p>
          <text:list>
            <text:list-item>
              <text:p text:style-name="P16">Extraire la bonne information (ex. éviter de recommander une posture de modèle plutôt qu'une robe). </text:p>
            </text:list-item>
            <text:list-item>
              <text:p text:style-name="P15">Variabilité des annotations humaines. </text:p>
            </text:list-item>
          </text:list>
        </text:list-item>
      </text:list>
      <text:p text:style-name="Text_20_body">Avantages et inconvénients :</text:p>
      <text:list xml:id="list48415166" text:style-name="L3">
        <text:list-item>
          <text:p text:style-name="P18"><text:span text:style-name="Strong_20_Emphasis">Avantages</text:span> : </text:p>
          <text:list>
            <text:list-item>
              <text:p text:style-name="P18">Ne dépend pas des interactions des utilisateurs. </text:p>
            </text:list-item>
            <text:list-item>
              <text:p text:style-name="P18">S'adapte facilement à de nouveaux produits. </text:p>
            </text:list-item>
          </text:list>
        </text:list-item>
        <text:list-item>
          <text:p text:style-name="P18"><text:span text:style-name="Strong_20_Emphasis">Inconvénients</text:span> : </text:p>
          <text:list>
            <text:list-item>
              <text:p text:style-name="P18">Difficulté à extraire les informations pertinentes. </text:p>
            </text:list-item>
            <text:list-item>
              <text:p text:style-name="P17">Qualité des recommandations dépendante des annotations. </text:p>
            </text:list-item>
          </text:list>
        </text:list-item>
      </text:list>
      <text:h text:style-name="Heading_20_3" text:outline-level="3"><text:soft-page-break/><text:span text:style-name="Strong_20_Emphasis">3. Filtrage collaboratif</text:span></text:h>
      <text:p text:style-name="Text_20_body">Le filtrage collaboratif prédit l'intérêt d'un utilisateur pour un produit en fonction des intérêts d'autres utilisateurs.</text:p>
      <text:h text:style-name="Heading_20_4" text:outline-level="4"><text:span text:style-name="Strong_20_Emphasis">a. User-based collaborative filtering</text:span></text:h>
      <text:list xml:id="list1116291748" text:style-name="L4">
        <text:list-item>
          <text:p text:style-name="P20">Trouver les utilisateurs les plus similaires à un utilisateur donné. </text:p>
        </text:list-item>
        <text:list-item>
          <text:p text:style-name="P20">Basé sur des métriques comme la similarité cosinus ou Pearson. </text:p>
        </text:list-item>
        <text:list-item>
          <text:p text:style-name="P19"><text:span text:style-name="Strong_20_Emphasis">Limites</text:span> : difficile à gérer pour de nouveaux utilisateurs. </text:p>
        </text:list-item>
      </text:list>
      <text:h text:style-name="Heading_20_4" text:outline-level="4"><text:span text:style-name="Strong_20_Emphasis">b. Item-based collaborative filtering</text:span></text:h>
      <text:list xml:id="list2517814646" text:style-name="L5">
        <text:list-item>
          <text:p text:style-name="P22">Recommande des produits similaires à ceux que l'utilisateur consulte. </text:p>
        </text:list-item>
        <text:list-item>
          <text:p text:style-name="P22"><text:span text:style-name="Strong_20_Emphasis">Avantages</text:span> : </text:p>
          <text:list>
            <text:list-item>
              <text:p text:style-name="P22">Plus stable que l'approche user-based. </text:p>
            </text:list-item>
            <text:list-item>
              <text:p text:style-name="P22">Peut être pré-calculé offline. </text:p>
            </text:list-item>
          </text:list>
        </text:list-item>
        <text:list-item>
          <text:p text:style-name="P22"><text:span text:style-name="Strong_20_Emphasis">Inconvénients</text:span> : </text:p>
          <text:list>
            <text:list-item>
              <text:p text:style-name="P22">Difficile d'intégrer de nouveaux produits ("cold start problem"). </text:p>
            </text:list-item>
            <text:list-item>
              <text:p text:style-name="P21">Favorise les produits déjà populaires. </text:p>
            </text:list-item>
          </text:list>
        </text:list-item>
      </text:list>
      <text:h text:style-name="Heading_20_4" text:outline-level="4"><text:span text:style-name="Strong_20_Emphasis">c. Factorisation de matrice</text:span></text:h>
      <text:p text:style-name="Text_20_body">On factorise une matrice des interactions utilisateur-produit en deux matrices latentes :</text:p>
      <text:list xml:id="list2970515233" text:style-name="L6">
        <text:list-item>
          <text:p text:style-name="P23"><text:span text:style-name="Strong_20_Emphasis">Principe</text:span> :</text:p>
          <text:list>
            <text:list-item>
              <text:p text:style-name="P24">A=U×V avec U pour les utilisateurs et V pour les produits. </text:p>
            </text:list-item>
            <text:list-item>
              <text:p text:style-name="P24">Exemples de facteurs : blockbuster ou non, public ciblé (enfants/adultes), etc. </text:p>
            </text:list-item>
          </text:list>
        </text:list-item>
        <text:list-item>
          <text:p text:style-name="P23"><text:span text:style-name="Strong_20_Emphasis">Optimisation</text:span> :</text:p>
          <text:list>
            <text:list-item>
              <text:p text:style-name="P24">Minimisation de l'erreur entre les valeurs observées et prédites. </text:p>
            </text:list-item>
            <text:list-item>
              <text:p text:style-name="P24">Utilisation de SVD, SGD ou ALS (Alternating Least Squares). </text:p>
            </text:list-item>
            <text:list-item>
              <text:p text:style-name="P24">ALS est parallélisable et fonctionne offline. </text:p>
            </text:list-item>
          </text:list>
        </text:list-item>
        <text:list-item>
          <text:p text:style-name="P23"><text:span text:style-name="Strong_20_Emphasis">Avantages</text:span> :</text:p>
          <text:list>
            <text:list-item>
              <text:p text:style-name="P24">Bonne gestion de la sérendipité (recommandations moins courantes). </text:p>
            </text:list-item>
            <text:list-item>
              <text:p text:style-name="P24">Embeddings réutilisables. </text:p>
            </text:list-item>
          </text:list>
        </text:list-item>
        <text:list-item>
          <text:p text:style-name="P23"><text:span text:style-name="Strong_20_Emphasis">Inconvénients</text:span> :</text:p>
          <text:list>
            <text:list-item>
              <text:p text:style-name="P24">Ne gère pas bien l'introduction de nouveaux items. </text:p>
            </text:list-item>
            <text:list-item>
              <text:p text:style-name="P23">Ne prend pas en compte toutes les informations de navigation. </text:p>
            </text:list-item>
          </text:list>
        </text:list-item>
      </text:list>
      <text:h text:style-name="Heading_20_3" text:outline-level="3"><text:span text:style-name="Strong_20_Emphasis">4. Filtrage collaboratif basé sur les réseaux de neurones</text:span></text:h>
      <text:p text:style-name="Text_20_body">Combine les méthodes de factorisation de matrice avec des modèles neuronaux.</text:p>
      <text:list xml:id="list47244902" text:style-name="L7">
        <text:list-item>
          <text:p text:style-name="P26">Utilisation d'embeddings aprenables pour représenter utilisateurs et produits. </text:p>
        </text:list-item>
        <text:list-item>
          <text:p text:style-name="P25">Un réseau de neurones peut remplacer le produit scalaire par une fonction plus complexe (ex. MLP). </text:p>
        </text:list-item>
      </text:list>
      <text:h text:style-name="Heading_20_2" text:outline-level="2"><text:soft-page-break/><text:span text:style-name="Strong_20_Emphasis">Évaluation des systèmes de recommandation</text:span></text:h>
      <text:h text:style-name="Heading_20_3" text:outline-level="3"><text:span text:style-name="Strong_20_Emphasis">1. Évaluation offline</text:span></text:h>
      <text:p text:style-name="Text_20_body">Basée sur un historique de données, avec séparation en train/test.</text:p>
      <text:list xml:id="list3220281195" text:style-name="L8">
        <text:list-item>
          <text:p text:style-name="P28"><text:span text:style-name="Strong_20_Emphasis">Métriques</text:span> : </text:p>
          <text:list>
            <text:list-item>
              <text:p text:style-name="P28">Feedback explicite : MAE, RMSE. </text:p>
            </text:list-item>
            <text:list-item>
              <text:p text:style-name="P27">Feedback implicite : precision, recall, F1-score, Mean Reciprocal Rank (MRR), NDCG. </text:p>
            </text:list-item>
          </text:list>
        </text:list-item>
      </text:list>
      <text:p text:style-name="Text_20_body"><text:span text:style-name="Strong_20_Emphasis">Limites :</text:span></text:p>
      <text:list xml:id="list4247543147" text:style-name="L9">
        <text:list-item>
          <text:p text:style-name="P30">Biais dans les données d'interaction (ex. page d'accueil Netflix). </text:p>
        </text:list-item>
        <text:list-item>
          <text:p text:style-name="P29">Matrice d'interaction très creuse. </text:p>
        </text:list-item>
      </text:list>
      <text:h text:style-name="Heading_20_3" text:outline-level="3"><text:span text:style-name="Strong_20_Emphasis">2. Évaluation online</text:span></text:h>
      <text:p text:style-name="Text_20_body">Repose sur l'observation du comportement des utilisateurs en temps réel.</text:p>
      <text:list xml:id="list1438295136" text:style-name="L10">
        <text:list-item>
          <text:p text:style-name="P32"><text:span text:style-name="Strong_20_Emphasis">Métriques</text:span> : </text:p>
          <text:list>
            <text:list-item>
              <text:p text:style-name="P32">Taux de clics sur les recommandations. </text:p>
            </text:list-item>
            <text:list-item>
              <text:p text:style-name="P32">Temps de visionnage. </text:p>
            </text:list-item>
            <text:list-item>
              <text:p text:style-name="P32">Impact sur le chiffre d'affaires. </text:p>
            </text:list-item>
            <text:list-item>
              <text:p text:style-name="P32">Engagement utilisateur. </text:p>
            </text:list-item>
          </text:list>
        </text:list-item>
        <text:list-item>
          <text:p text:style-name="P31"><text:span text:style-name="Strong_20_Emphasis">A/B testing</text:span> : Comparer une version du site avec/sans recommandation pour mesurer l'impact. </text:p>
        </text:list-item>
      </text:list>
      <text:h text:style-name="Heading_20_2" text:outline-level="2"><text:span text:style-name="Strong_20_Emphasis">Bonnes pratiques</text:span></text:h>
      <text:list xml:id="list738265301" text:style-name="L11">
        <text:list-item>
          <text:p text:style-name="P34">Adapter les recommandations à la saisonnalité (ex. promotions, soldes). </text:p>
        </text:list-item>
        <text:list-item>
          <text:p text:style-name="P34">Filtrer les interactions des bots. </text:p>
        </text:list-item>
        <text:list-item>
          <text:p text:style-name="P34">Contextualiser les recommandations (produits complémentaires vs. similaires). </text:p>
        </text:list-item>
        <text:list-item>
          <text:p text:style-name="P34">Soigner le positionnement et la justification des recommandations. </text:p>
        </text:list-item>
        <text:list-item>
          <text:p text:style-name="P33">Les "best-sellers" restent une option efficace. </text:p>
        </text:list-item>
      </text:list>
      <text:p text:style-name="Horizontal_20_Line"/>
      <text:p text:style-name="Text_20_body">Les systèmes de recommandation doivent être conçus avec un équilibre entre pertinence, personnalisation et diversité, en prenant en compte les défis techniques et les biais possibles.</text:p>
      <text:p text:style-name="P7"/>
      <text:p text:style-name="P5"/>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6T08:28:40.420992687</meta:creation-date>
    <dc:date>2025-03-10T22:17:24.588414863</dc:date>
    <meta:editing-duration>PT4H37M54S</meta:editing-duration>
    <meta:editing-cycles>5</meta:editing-cycles>
    <meta:generator>LibreOffice/7.3.7.2$Linux_X86_64 LibreOffice_project/30$Build-2</meta:generator>
    <meta:document-statistic meta:table-count="0" meta:image-count="0" meta:object-count="0" meta:page-count="6" meta:paragraph-count="166" meta:word-count="2000" meta:character-count="12689" meta:non-whitespace-character-count="10818"/>
  </office:meta>
</office:document-meta>
</file>